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ameHash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/>
          <table:table-cell table:style-name="Default" table:number-columns-repeated="4"/>
          <table:table-cell/>
        </table:table-row>
      </table:table>
      <table:table table:name="parameters_def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ameHash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/>
          <table:table-cell table:style-name="Default" table:number-columns-repeated="4"/>
          <table:table-cell/>
        </table:table-row>
      </table:table>
      <table:table table:name="layer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-1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8"/>
        </table:table-row>
      </table:table>
      <table:table table:name="layers_def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vatarMas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lending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/>
          <table:table-cell table:style-name="Default"/>
          <table:table-cell/>
        </table:table-row>
      </table:table>
      <table:table table:name="stateMachine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machineStateNum</text:p>
          </table:table-cell>
          <table:table-cell office:value-type="string" calcext:value-type="string">
            <text:p>parentPath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Base Layer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JMov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9"/>
        </table:table-row>
      </table:table>
      <table:table table:name="stateMachines_def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nyState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ehaviou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faultStat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try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/>
          <table:table-cell table:style-name="Default"/>
          <table:table-cell/>
        </table:table-row>
      </table:table>
      <table:table table:name="states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office:value-type="string" calcext:value-type="string">
            <text:p>parentPath</text:p>
          </table:table-cell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states_def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otion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/>
          <table:table-cell table:style-name="Default"/>
          <table:table-cell/>
        </table:table-row>
      </table:table>
      <table:table table:name="tran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_nam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</table:table-row>
      </table:table>
      <table:table table:name="transitions_def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inationState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stinationState_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stinationStateMachine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nterruptionSour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/>
          <table:table-cell table:style-name="Default"/>
          <table:table-cell/>
        </table:table-row>
      </table:table>
      <table:table table:name="conditions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</table:table-row>
      </table:table>
      <table:table table:name="conditions_def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/>
          <table:table-cell table:style-name="Default"/>
          <table:table-cell/>
        </table:table-row>
      </table:table>
      <table:table table:name="po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proertyName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normalizedX</text:p>
          </table:table-cell>
          <table:table-cell table:style-name="Default" office:value-type="string" calcext:value-type="string">
            <text:p>normalizedY</text:p>
          </table:table-cell>
          <table:table-cell table:style-name="Default" office:value-type="string" calcext:value-type="string">
            <text:p>normalizedZ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7"/>
          <table:table-cell/>
        </table:table-row>
      </table:table>
      <table:table table:name="positions_def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roert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ormalize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ormalized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ormalized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ormalized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qr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06:32:50.746000000</meta:creation-date>
    <dc:date>2017-02-02T06:33:04.768000000</dc:date>
    <meta:editing-duration>PT14S</meta:editing-duration>
    <meta:editing-cycles>1</meta:editing-cycles>
    <meta:document-statistic meta:table-count="14" meta:cell-count="6199" meta:object-count="0"/>
    <meta:generator>LibreOffice/5.2.5.1$Windows_x86 LibreOffice_project/0312e1a284a7d50ca85a365c316c7abbf20a4d22</meta:generator>
  </office:meta>
</office:document-meta>
</file>